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741A982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-0.007cm" svg:y="-0.001cm">
          <draw:image xlink:href="Pictures/100000010000080000000AAC741A9820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56cm" svg:y="4.904cm" svg:viewBox="0 0 6887 5183" draw:points="70,5136 0,701 6817,0 6887,5183">
          <text:p text:style-name="P2"><text:span text:style-name="T1">Vertiefe</text:span></text:p>
          <text:p text:style-name="P2"><text:span text:style-name="T1">dein</text:span></text:p>
          <text:p text:style-name="P2"><text:span text:style-name="T1">Wiss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6M35S</meta:editing-duration>
    <meta:editing-cycles>11</meta:editing-cycles>
    <meta:generator>LibreOffice/24.2.3.2$MacOSX_AARCH64 LibreOffice_project/433d9c2ded56988e8a90e6b2e771ee4e6a5ab2ba</meta:generator>
    <meta:initial-creator>Andreas Schwenk</meta:initial-creator>
    <dc:date>2024-09-08T09:35:53.862703639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